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bb970" officeooo:paragraph-rsid="001ab3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e libro está dedicado a dous queridos amigos sen os que este libro non sería posible: Karen Underhill e Jim Bland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s Maneiro</meta:initial-creator>
    <meta:creation-date>2010-10-29T17:45:03</meta:creation-date>
    <meta:document-statistic meta:table-count="0" meta:image-count="0" meta:object-count="0" meta:page-count="1" meta:paragraph-count="1" meta:word-count="21" meta:character-count="118"/>
    <dc:date>2010-10-29T17:45:25</dc:date>
    <dc:creator>Andrés Maneiro</dc:creator>
    <meta:editing-duration>PT00H00M23S</meta:editing-duration>
    <meta:editing-cycles>1</meta:editing-cycles>
    <meta:generator>OpenOffice.org/3.2$Linux OpenOffice.org_project/320m19$Build-9505</meta:generator>
  </office:meta>
</office:document-meta>
</file>